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paragraph-rsid="000d5c32"/>
    </style:style>
    <style:style style:name="P2" style:family="paragraph" style:parent-style-name="Standard">
      <style:paragraph-properties fo:text-align="start" style:justify-single-word="false"/>
      <style:text-properties fo:font-weight="bold" officeooo:rsid="000d5c32" officeooo:paragraph-rsid="000d5c32"/>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paragraph-rsid="000d5c32"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paragraph-rsid="000d5c32"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d5c32" officeooo:paragraph-rsid="000d5c32"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5a304" officeooo:paragraph-rsid="0015a304" style:font-weight-asian="bold"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d5c3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5c32" officeooo:paragraph-rsid="000d5c3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5c32" officeooo:paragraph-rsid="000d5c32"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eb58" officeooo:paragraph-rsid="000eeb58"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eb58" officeooo:paragraph-rsid="001252aa"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6874" officeooo:paragraph-rsid="001a6874"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6874" officeooo:paragraph-rsid="001b65d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none" fo:font-weight="normal" officeooo:rsid="000d5c32" officeooo:paragraph-rsid="000d5c3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d5c32" officeooo:paragraph-rsid="000eeb58"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eeb58" officeooo:paragraph-rsid="001252aa" style:font-size-asian="12.25pt" style:font-weight-asian="normal" style:font-size-complex="14pt" style:font-weight-complex="normal"/>
    </style:style>
    <style:style style:name="P17" style:family="paragraph" style:parent-style-name="Standard" style:list-style-name="L3">
      <style:paragraph-properties fo:text-align="start" style:justify-single-word="false"/>
      <style:text-properties fo:font-size="14pt" style:text-underline-style="none" fo:font-weight="normal" officeooo:rsid="001252aa" officeooo:paragraph-rsid="001252aa"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1252aa" officeooo:paragraph-rsid="001252aa" style:font-size-asian="12.25pt" style:font-weight-asian="normal" style:font-size-complex="14pt" style:font-weight-complex="normal"/>
    </style:style>
    <style:style style:name="P19" style:family="paragraph" style:parent-style-name="Standard" style:list-style-name="L4">
      <style:paragraph-properties fo:text-align="start" style:justify-single-word="false"/>
      <style:text-properties fo:font-size="14pt" style:text-underline-style="none" fo:font-weight="normal" officeooo:rsid="001252aa" officeooo:paragraph-rsid="001252aa" style:font-size-asian="12.25pt" style:font-weight-asian="normal" style:font-size-complex="14pt" style:font-weight-complex="normal"/>
    </style:style>
    <style:style style:name="P20" style:family="paragraph" style:parent-style-name="Standard" style:list-style-name="L4">
      <style:paragraph-properties fo:text-align="start" style:justify-single-word="false"/>
      <style:text-properties fo:font-size="14pt" style:text-underline-style="none" fo:font-weight="normal" officeooo:rsid="0013b99c" officeooo:paragraph-rsid="0013b99c" style:font-size-asian="12.25pt" style:font-weight-asian="normal" style:font-size-complex="14pt" style:font-weight-complex="normal"/>
    </style:style>
    <style:style style:name="P21" style:family="paragraph" style:parent-style-name="Standard" style:list-style-name="L4">
      <style:paragraph-properties fo:text-align="start" style:justify-single-word="false"/>
      <style:text-properties fo:font-size="14pt" style:text-underline-style="none" fo:font-weight="normal" officeooo:rsid="0015a304" officeooo:paragraph-rsid="0015a304"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15a304" officeooo:paragraph-rsid="0015a304"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1a6874" officeooo:paragraph-rsid="001a6874"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officeooo:paragraph-rsid="000d5c32"/>
    </style:style>
    <style:style style:name="P25" style:family="paragraph" style:parent-style-name="Standard">
      <style:paragraph-properties fo:text-align="start" style:justify-single-word="false"/>
      <style:text-properties fo:font-size="16pt" style:text-underline-style="none" fo:font-weight="normal" officeooo:rsid="000d5c32" officeooo:paragraph-rsid="000d5c32"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5c32" officeooo:paragraph-rsid="000d5c32" style:font-size-asian="16pt" style:font-weight-asian="bold" style:font-size-complex="16pt" style:font-weight-complex="bold"/>
    </style:style>
    <style:style style:name="P27" style:family="paragraph" style:parent-style-name="Standard" style:list-style-name="L1">
      <style:paragraph-properties fo:text-align="start" style:justify-single-word="false"/>
      <style:text-properties fo:font-weight="normal" officeooo:rsid="000eeb58" officeooo:paragraph-rsid="000eeb58" style:font-weight-asian="normal" style:font-weight-complex="normal"/>
    </style:style>
    <style:style style:name="P28" style:family="paragraph" style:parent-style-name="Standard">
      <style:paragraph-properties fo:text-align="start" style:justify-single-word="false"/>
      <style:text-properties fo:font-weight="normal" officeooo:rsid="000eeb58" officeooo:paragraph-rsid="000eeb58" style:font-weight-asian="normal" style:font-weight-complex="normal"/>
    </style:style>
    <style:style style:name="P29" style:family="paragraph" style:parent-style-name="Standard" style:list-style-name="L2">
      <style:paragraph-properties fo:text-align="start" style:justify-single-word="false"/>
      <style:text-properties fo:font-weight="normal" officeooo:rsid="0010d0ce" officeooo:paragraph-rsid="0010d0ce" style:font-weight-asian="normal" style:font-weight-complex="normal"/>
    </style:style>
    <style:style style:name="P30" style:family="paragraph" style:parent-style-name="Standard">
      <style:paragraph-properties fo:text-align="start" style:justify-single-word="false"/>
      <style:text-properties fo:font-weight="normal" officeooo:rsid="0010d0ce" officeooo:paragraph-rsid="0010d0ce"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5a304" officeooo:paragraph-rsid="0015a304"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5a304" officeooo:paragraph-rsid="0016c432"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5a304" officeooo:paragraph-rsid="00181ee6"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15a304" officeooo:paragraph-rsid="0019efd2"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15a304" officeooo:paragraph-rsid="001a0376"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paragraph-rsid="001c6b2b"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ize="16pt" style:text-underline-style="none" fo:font-weight="normal" style:font-size-asian="14pt" style:font-weight-asian="normal" style:font-size-complex="16pt" style:font-weight-complex="normal"/>
    </style:style>
    <style:style style:name="T3" style:family="text">
      <style:text-properties fo:font-size="16pt" style:text-underline-style="none" fo:font-weight="normal" officeooo:rsid="000d5c32" style:font-size-asian="14pt" style:font-weight-asian="normal" style:font-size-complex="16pt" style:font-weight-complex="normal"/>
    </style:style>
    <style:style style:name="T4" style:family="text">
      <style:text-properties fo:font-size="16pt" style:font-size-complex="16pt"/>
    </style:style>
    <style:style style:name="T5" style:family="text">
      <style:text-properties fo:font-variant="normal" fo:text-transform="none" fo:color="#000000" style:font-name="Arial" fo:font-size="16pt" fo:letter-spacing="normal" fo:font-style="normal" style:text-underline-style="none" fo:font-weight="normal" officeooo:rsid="000d5c32" style:font-size-asian="14pt" style:font-weight-asian="normal" style:font-size-complex="16pt" style:font-weight-complex="normal"/>
    </style:style>
    <style:style style:name="T6" style:family="text">
      <style:text-properties fo:font-variant="normal" fo:text-transform="none" fo:color="#000000" style:font-name="Arial" fo:font-size="16pt" fo:letter-spacing="normal" fo:font-style="normal" style:font-size-asian="14pt" style:font-size-complex="16pt"/>
    </style:style>
    <style:style style:name="T7" style:family="text">
      <style:text-properties fo:font-variant="normal" fo:text-transform="none" fo:color="#000000" style:font-name="Arial" fo:font-size="16pt" fo:letter-spacing="normal" fo:font-style="normal" officeooo:rsid="000d5c32" style:font-size-asian="14pt" style:font-size-complex="16pt"/>
    </style:style>
    <style:style style:name="T8" style:family="text">
      <style:text-properties fo:font-variant="normal" fo:text-transform="none" fo:color="#000000" style:font-name="Arial" fo:font-size="16pt" fo:letter-spacing="normal" fo:font-style="normal" officeooo:rsid="0016c432" style:font-size-asian="14pt" style:font-size-complex="16pt"/>
    </style:style>
    <style:style style:name="T9" style:family="text">
      <style:text-properties fo:font-variant="normal" fo:text-transform="none" fo:color="#000000" style:font-name="Arial" fo:font-size="16pt" fo:letter-spacing="normal" fo:font-style="normal" officeooo:rsid="00181ee6" style:font-size-asian="14pt" style:font-size-complex="16pt"/>
    </style:style>
    <style:style style:name="T10" style:family="text">
      <style:text-properties fo:font-variant="normal" fo:text-transform="none" fo:color="#000000" style:font-name="Arial" fo:font-size="16pt" fo:letter-spacing="normal" fo:font-style="normal" officeooo:rsid="0019efd2" style:font-size-asian="14pt" style:font-size-complex="16pt"/>
    </style:style>
    <style:style style:name="T11" style:family="text">
      <style:text-properties fo:font-variant="normal" fo:text-transform="none" fo:color="#000000" style:font-name="Arial" fo:font-size="16pt" fo:letter-spacing="normal" fo:font-style="normal" officeooo:rsid="001a0376" style:font-size-asian="14pt" style:font-size-complex="16pt"/>
    </style:style>
    <style:style style:name="T12" style:family="text">
      <style:text-properties fo:font-variant="normal" fo:text-transform="none" fo:color="#000000" style:font-name="Arial" fo:font-size="16pt" fo:letter-spacing="normal" fo:font-style="normal" officeooo:rsid="001b65d1" style:font-size-asian="14pt" style:font-size-complex="16pt"/>
    </style:style>
    <style:style style:name="T13" style:family="text">
      <style:text-properties fo:font-variant="normal" fo:text-transform="none" fo:color="#000000" style:font-name="Arial" fo:font-size="16pt" fo:letter-spacing="normal" fo:font-style="normal" officeooo:rsid="001c6b2b" style:font-size-asian="14pt" style:font-size-complex="16pt"/>
    </style:style>
    <style:style style:name="T14" style:family="text">
      <style:text-properties fo:font-variant="normal" fo:text-transform="none" fo:color="#000000" style:font-name="Arial" fo:letter-spacing="normal" fo:font-style="normal"/>
    </style:style>
    <style:style style:name="T15" style:family="text">
      <style:text-properties fo:font-variant="normal" fo:text-transform="none" fo:color="#000000" style:font-name="Arial" fo:letter-spacing="normal" fo:font-style="normal" officeooo:rsid="000eeb58"/>
    </style:style>
    <style:style style:name="T16" style:family="text">
      <style:text-properties fo:font-variant="normal" fo:text-transform="none" fo:color="#000000" style:font-name="Arial" fo:letter-spacing="normal" fo:font-style="normal" fo:font-weight="bold" style:font-weight-asian="bold" style:font-weight-complex="bold"/>
    </style:style>
    <style:style style:name="T17" style:family="text">
      <style:text-properties fo:font-variant="normal" fo:text-transform="none" fo:color="#000000" style:font-name="Arial" fo:letter-spacing="normal" fo:font-style="normal" fo:font-weight="bold" officeooo:rsid="000eeb58" style:font-weight-asian="bold" style:font-weight-complex="bold"/>
    </style:style>
    <style:style style:name="T18" style:family="text">
      <style:text-properties fo:font-variant="normal" fo:text-transform="none" fo:color="#000000" style:font-name="Arial" fo:letter-spacing="normal" fo:font-style="normal" fo:font-weight="bold" officeooo:rsid="001252aa" style:font-weight-asian="bold" style:font-weight-complex="bold"/>
    </style:style>
    <style:style style:name="T19" style:family="text">
      <style:text-properties fo:font-variant="normal" fo:text-transform="none" fo:color="#000000" style:font-name="Arial" fo:letter-spacing="normal" fo:font-style="normal" officeooo:rsid="001252aa"/>
    </style:style>
    <style:style style:name="T20" style:family="text">
      <style:text-properties fo:font-variant="normal" fo:text-transform="none" fo:color="#000000" style:font-name="Arial" fo:letter-spacing="normal" fo:font-style="normal" officeooo:rsid="0015a304"/>
    </style:style>
    <style:style style:name="T21" style:family="text">
      <style:text-properties fo:font-variant="normal" fo:text-transform="none" fo:color="#000000" style:font-name="Arial" fo:font-size="14pt" fo:letter-spacing="normal" fo:font-style="normal" style:text-underline-style="none" fo:font-weight="bold" style:font-size-asian="12.25pt" style:font-weight-asian="bold" style:font-size-complex="14pt" style:font-weight-complex="bold"/>
    </style:style>
    <style:style style:name="T22" style:family="text">
      <style:text-properties fo:font-variant="normal" fo:text-transform="none" fo:color="#000000" style:font-name="Arial" fo:font-size="14pt" fo:letter-spacing="normal" fo:font-style="normal" style:text-underline-style="none" fo:font-weight="bold" officeooo:rsid="0010d0ce" style:font-size-asian="12.25pt" style:font-weight-asian="bold" style:font-size-complex="14pt" style:font-weight-complex="bold"/>
    </style:style>
    <style:style style:name="T23" style:family="text">
      <style:text-properties fo:font-variant="normal" fo:text-transform="none" fo:color="#000000" style:font-name="Arial" fo:font-size="14pt" fo:letter-spacing="normal" fo:font-style="normal" style:text-underline-style="none" style:font-size-asian="12.25pt" style:font-size-complex="14pt"/>
    </style:style>
    <style:style style:name="T24" style:family="text">
      <style:text-properties fo:font-variant="normal" fo:text-transform="none" fo:color="#000000" style:font-name="Arial" fo:font-size="14pt" fo:letter-spacing="normal" fo:font-style="normal" style:text-underline-style="none" officeooo:rsid="000eeb58" style:font-size-asian="12.25pt" style:font-size-complex="14pt"/>
    </style:style>
    <style:style style:name="T25" style:family="text">
      <style:text-properties fo:font-variant="normal" fo:text-transform="none" fo:color="#000000" style:font-name="Arial" fo:font-size="14pt" fo:letter-spacing="normal" fo:font-style="normal" style:text-underline-style="none" officeooo:rsid="0010d0ce" style:font-size-asian="12.25pt" style:font-size-complex="14pt"/>
    </style:style>
    <style:style style:name="T26" style:family="text">
      <style:text-properties fo:font-variant="normal" fo:text-transform="none" fo:color="#000000" style:font-name="Arial" fo:font-size="14pt" fo:letter-spacing="normal" fo:font-style="normal" style:text-underline-style="none" officeooo:rsid="001252aa" style:font-size-asian="12.25pt" style:font-size-complex="14pt"/>
    </style:style>
    <style:style style:name="T27" style:family="text">
      <style:text-properties fo:font-variant="normal" fo:text-transform="none" fo:color="#000000" style:font-name="Liberation Serif" fo:font-size="16pt" fo:letter-spacing="normal" fo:font-style="normal" style:text-underline-style="none" fo:font-weight="normal" style:font-size-asian="14pt" style:font-weight-asian="normal" style:font-size-complex="16pt" style:font-weight-complex="normal"/>
    </style:style>
    <style:style style:name="T28" style:family="text">
      <style:text-properties fo:font-variant="normal" fo:text-transform="none" fo:color="#000000" style:font-name="Liberation Serif" fo:font-size="16pt" fo:letter-spacing="normal" fo:font-style="normal" style:text-underline-style="none" fo:font-weight="normal" officeooo:rsid="000d5c32" style:font-size-asian="14pt" style:font-weight-asian="normal" style:font-size-complex="16pt" style:font-weight-complex="normal"/>
    </style:style>
    <style:style style:name="T29" style:family="text">
      <style:text-properties fo:font-variant="normal" fo:text-transform="none" fo:color="#000000" style:font-name="Liberation Serif" fo:letter-spacing="normal" fo:font-style="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ramming Assignment 1</text:p>
      <text:p text:style-name="P7"/>
      <text:p text:style-name="P7"><text:s/>Introduction to Socket Programming in C/C++</text:p>
      <text:p text:style-name="P3"/>
      <text:p text:style-name="P3"/>
      <text:p text:style-name="P3"/>
      <text:p text:style-name="P3"/>
      <text:p text:style-name="P3"/>
      <text:p text:style-name="P8">Names :</text:p>
      <text:p text:style-name="P8"/>
      <text:p text:style-name="P14"><text:tab/><text:span text:style-name="T4">Mohamed Ahmed Abd-Twab (57)</text:span></text:p>
      <text:p text:style-name="P5"><text:span text:style-name="T1"><text:tab/></text:span><text:span text:style-name="T2">Mohamed Samir shaaban (60)</text:span></text:p>
      <text:p text:style-name="P1"><text:span text:style-name="T3"><text:tab/></text:span><text:span text:style-name="T27">Mohamed Mahmoud Adel (79)</text:span></text:p>
      <text:p text:style-name="P1"><text:span text:style-name="T27"/></text:p>
      <text:p text:style-name="P2"><text:span text:style-name="T27"/></text:p>
      <text:p text:style-name="P2"><text:span text:style-name="T27"/></text:p>
      <text:p text:style-name="P2"><text:span text:style-name="T27"/></text:p>
      <text:p text:style-name="P2"><text:span text:style-name="T27"/></text:p>
      <text:p text:style-name="P2"><text:span text:style-name="T27"/></text:p>
      <text:p text:style-name="P9"><text:span text:style-name="T29">Problem Statement:</text:span></text:p>
      <text:p text:style-name="P25"><text:span text:style-name="T29">- we are required to implement client communicate with server using Persistent HTTP requests (TCP connection) and provide GET and POST requests .</text:span></text:p>
      <text:p text:style-name="P1"><text:span text:style-name="T5"/></text:p>
      <text:p text:style-name="P1"><text:span text:style-name="T5">- we are </text:span><text:span text:style-name="T28">required <text:s/>to </text:span><text:span text:style-name="T5">implement TXT , HTML , image , video(optional) in HTTP requests.</text:span></text:p>
      <text:p text:style-name="P1"><text:span text:style-name="T5"/></text:p>
      <text:p text:style-name="P24"><text:span text:style-name="T5">- we are </text:span><text:span text:style-name="T28">required <text:s/>to </text:span><text:span text:style-name="T5">implement application in C/C++.</text:span></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oft-page-break/><text:span text:style-name="T5"/></text:p>
      <text:p text:style-name="P8"><text:span text:style-name="T14">How to run code using commands :</text:span></text:p>
      <text:p text:style-name="P8"><text:span text:style-name="T14"/></text:p>
      <text:p text:style-name="P14"><text:span text:style-name="T14">- first define directory in client path called files and create text file called input.txt contains all requests :</text:span></text:p>
      <text:p text:style-name="P14"><text:span text:style-name="T14"><text:tab/>- </text:span><text:span text:style-name="T20">GET file_name host_name port_number</text:span></text:p>
      <text:p text:style-name="P25"><text:span text:style-name="T14"/></text:p>
      <text:p text:style-name="P25"><text:span text:style-name="T14">- Go to server path and type :</text:span></text:p>
      <text:p text:style-name="P25"><text:span text:style-name="T14"><text:tab/>g++ server.cpp -o s.out</text:span></text:p>
      <text:p text:style-name="P25"><text:span text:style-name="T14"><text:tab/>sudo ./s.out</text:span></text:p>
      <text:p text:style-name="P25"><text:span text:style-name="T14"/></text:p>
      <text:p text:style-name="P25"><text:span text:style-name="T14">- Go to client path and type :</text:span></text:p>
      <text:p text:style-name="P25"><text:span text:style-name="T14"><text:tab/>g++ client.cpp -o c.out</text:span></text:p>
      <text:p text:style-name="P25"><text:span text:style-name="T14"><text:tab/>./c.out localhost 80</text:span></text:p>
      <text:p text:style-name="P25"><text:span text:style-name="T14"/></text:p>
      <text:p text:style-name="P25"><text:span text:style-name="T14">- you can see requests and responses in terminal or can see in each directory.</text:span></text:p>
      <text:p text:style-name="P25"><text:span text:style-name="T14"><text:s/></text:span></text:p>
      <text:p text:style-name="P26"><text:span text:style-name="T14">Code Organization :</text:span></text:p>
      <text:p text:style-name="P9"><text:span text:style-name="T14"/></text:p>
      <text:p text:style-name="P10"><text:span text:style-name="T14">client side:</text:span></text:p>
      <text:p text:style-name="P15"><text:span text:style-name="T14"/></text:p>
      <text:p text:style-name="P15"><text:span text:style-name="T14">- </text:span><text:span text:style-name="T15">open input file and read all requests in string array then close it .</text:span></text:p>
      <text:p text:style-name="P15"><text:span text:style-name="T15">- call </text:span><text:span text:style-name="T17">open_connection() </text:span><text:span text:style-name="T15">function to open connection with server via certain socket .</text:span></text:p>
      <text:p text:style-name="P15"><text:span text:style-name="T15">- loop on requests array and serve request by request.</text:span></text:p>
      <text:p text:style-name="P15"><text:span text:style-name="T15">- if request is </text:span><text:span text:style-name="T17">GET :</text:span></text:p>
      <text:list xml:id="list365333532442898029" text:style-name="L1">
        <text:list-item>
          <text:p text:style-name="P27"><text:span text:style-name="T23">send request include get method , file name , version , host name , connection to be keep alive .</text:span></text:p>
        </text:list-item>
        <text:list-item>
          <text:p text:style-name="P27"><text:span text:style-name="T23">Wait response from server </text:span></text:p>
          <text:list>
            <text:list-item>
              <text:p text:style-name="P27"><text:span text:style-name="T23">if response is 404 so no file and go to next connection.</text:span></text:p>
            </text:list-item>
            <text:list-item>
              <text:p text:style-name="P27"><text:span text:style-name="T23">If response is 200 OK so parse data from response and create file by this data using </text:span><text:span text:style-name="T21">store_to_directory</text:span><text:span text:style-name="T23"> function.</text:span></text:p>
            </text:list-item>
          </text:list>
        </text:list-item>
      </text:list>
      <text:p text:style-name="P28"><text:span text:style-name="T23">- </text:span><text:span text:style-name="T25">if requests is </text:span><text:span text:style-name="T22">POST</text:span><text:span text:style-name="T25"> :</text:span></text:p>
      <text:list xml:id="list6200474056432677437" text:style-name="L2">
        <text:list-item>
          <text:p text:style-name="P29"><text:span text:style-name="T23">first try to open file in client if file is not exit print error and go to next request.</text:span></text:p>
        </text:list-item>
        <text:list-item>
          <text:p text:style-name="P29"><text:span text:style-name="T23">If file exit send <text:s/></text:span><text:span text:style-name="T24">request include </text:span><text:span text:style-name="T23">post</text:span><text:span text:style-name="T24"> method , file name , version , host name , connection to be keep alive</text:span></text:p>
        </text:list-item>
        <text:list-item>
          <text:p text:style-name="P29"><text:span text:style-name="T24"><text:s/>Wait </text:span><text:span text:style-name="T21">OK</text:span><text:span text:style-name="T23"> </text:span><text:span text:style-name="T24">response from server .</text:span></text:p>
        </text:list-item>
        <text:list-item>
          <text:p text:style-name="P29"><text:span text:style-name="T23">If receive OK </text:span><text:span text:style-name="T24">S</text:span><text:span text:style-name="T23">end data to server.</text:span></text:p>
        </text:list-item>
        <text:list-item>
          <text:p text:style-name="P29"><text:span text:style-name="T23">Go to next request. </text:span></text:p>
        </text:list-item>
      </text:list>
      <text:p text:style-name="P30"><text:span text:style-name="T23">- </text:span><text:span text:style-name="T26">each time send and receive on same socket no need to initialize new one.</text:span></text:p>
      <text:p text:style-name="P15"><text:soft-page-break/><text:span text:style-name="T14"><text:s/></text:span></text:p>
      <text:p text:style-name="P11"><text:span text:style-name="T19">server</text:span><text:span text:style-name="T14"> side:</text:span></text:p>
      <text:p text:style-name="P16"><text:span text:style-name="T14"/></text:p>
      <text:p text:style-name="P16"><text:span text:style-name="T14">- </text:span><text:span text:style-name="T19">first <text:s/>initialize socket to listen and bind on it called sockfd.</text:span></text:p>
      <text:p text:style-name="P16"><text:span text:style-name="T19">- call function to wait and accept connection on this socket and initialize new socket to send and receive data on it.</text:span></text:p>
      <text:p text:style-name="P16"><text:span text:style-name="T19">- after connection waiting to receive requests from client .</text:span></text:p>
      <text:p text:style-name="P16"><text:span text:style-name="T19">- if receive </text:span><text:span text:style-name="T18">GET</text:span><text:span text:style-name="T19"> requests :</text:span></text:p>
      <text:list xml:id="list6968984383992687053" text:style-name="L3">
        <text:list-item>
          <text:p text:style-name="P17"><text:span text:style-name="T14">call function </text:span><text:span text:style-name="T16">parse_get</text:span><text:span text:style-name="T14"> : Try to open file mention in this request if if file does not exit send 404 </text:span></text:p>
          <text:p text:style-name="P17"><text:span text:style-name="T14">then wait for another requests from client</text:span></text:p>
        </text:list-item>
        <text:list-item>
          <text:p text:style-name="P17"><text:span text:style-name="T14"><text:s/>file exit get data from it and send 202 OK and read data from file then append it to response after finish send response to client and wait for another requests from client.</text:span></text:p>
        </text:list-item>
      </text:list>
      <text:p text:style-name="P18"><text:span text:style-name="T14"/></text:p>
      <text:p text:style-name="P18"><text:span text:style-name="T14">- if receive </text:span><text:span text:style-name="T16">POST</text:span><text:span text:style-name="T14"> requests :</text:span></text:p>
      <text:list xml:id="list9197964202890810567" text:style-name="L4">
        <text:list-item>
          <text:p text:style-name="P19"><text:span text:style-name="T14">call function </text:span><text:span text:style-name="T16">parse_post </text:span><text:span text:style-name="T14">: </text:span></text:p>
          <text:list>
            <text:list-item>
              <text:p text:style-name="P20"><text:span text:style-name="T14">send OK response to client and wait to receive data from client.</text:span></text:p>
            </text:list-item>
            <text:list-item>
              <text:p text:style-name="P20"><text:span text:style-name="T14">Receive data from client and create new file with same name mentioned in request body by same data received.</text:span></text:p>
            </text:list-item>
            <text:list-item>
              <text:p text:style-name="P21"><text:span text:style-name="T14">Finish and wait for another requests.</text:span></text:p>
            </text:list-item>
          </text:list>
        </text:list-item>
      </text:list>
      <text:p text:style-name="P22"><text:span text:style-name="T14">- No need to establish connection each time with client , we open connection with client once and send , receive on it</text:span></text:p>
      <text:p text:style-name="P22"><text:span text:style-name="T14">- if connection close for any reason server wait <text:s/>to reconnect with any coming connection from same client or another one</text:span></text:p>
      <text:p text:style-name="P22"><text:span text:style-name="T14">- if server finish all requests from client close connection from this client then wait for reconnect from same client or another one.</text:span></text:p>
      <text:p text:style-name="P25"><text:span text:style-name="T14"/></text:p>
      <text:p text:style-name="P24"><text:span text:style-name="T5"/></text:p>
      <text:p text:style-name="P6"><text:span text:style-name="T7">N</text:span><text:span text:style-name="T6">otes:</text:span></text:p>
      <text:p text:style-name="P31"><text:span text:style-name="T6">- server serve one client each time : open connection with one client and serve all requests from it then close this connection and wait for connection from another client or same one.</text:span></text:p>
      <text:p text:style-name="P31"><text:span text:style-name="T6"/></text:p>
      <text:p text:style-name="P31"><text:span text:style-name="T6">- we create 3 folder in client and server each folder contain certain extension TXT , image and html , so if send request with file name only expect to see it in related extension folder .</text:span></text:p>
      <text:p text:style-name="P31"><text:span text:style-name="T6"/></text:p>
      <text:p text:style-name="P31"><text:span text:style-name="T6">- if define path the folder of path should by in related extension if post or get requests.</text:span></text:p>
      <text:p text:style-name="P31"><text:span text:style-name="T6"/></text:p>
      <text:p text:style-name="P31"><text:soft-page-break/><text:span text:style-name="T6">- we open connection in client with host name and port from terminal commands.</text:span></text:p>
      <text:p text:style-name="P31"><text:span text:style-name="T6"/></text:p>
      <text:p text:style-name="P6"><text:span text:style-name="T6">major functions</text:span></text:p>
      <text:p text:style-name="P6"><text:span text:style-name="T6"/></text:p>
      <text:p text:style-name="P12"><text:span text:style-name="T14">client side :</text:span></text:p>
      <text:p text:style-name="P32"><text:span text:style-name="T6">- </text:span><text:span text:style-name="T8">void store_to_dirctory(string response , string file_name) :<text:line-break/><text:tab/>* parse response and get data from it</text:span></text:p>
      <text:p text:style-name="P32"><text:span text:style-name="T8"><text:tab/>* open file and store data in it.</text:span></text:p>
      <text:p text:style-name="P33"><text:span text:style-name="T8">- </text:span><text:span text:style-name="T9">string open_file_get_data(string file_name) :</text:span></text:p>
      <text:p text:style-name="P33"><text:span text:style-name="T9"><text:tab/>* open file and get data from it</text:span></text:p>
      <text:p text:style-name="P33"><text:span text:style-name="T9"><text:tab/>* include data in HTTP message.</text:span></text:p>
      <text:p text:style-name="P33"><text:span text:style-name="T9"/></text:p>
      <text:p text:style-name="P12"><text:span text:style-name="T6">server</text:span><text:span text:style-name="T9"> side :</text:span></text:p>
      <text:p text:style-name="P12"><text:span text:style-name="T9"/></text:p>
      <text:p text:style-name="P23"><text:span text:style-name="T9">- void Parse_Post(string request , int new_fd):</text:span></text:p>
      <text:p text:style-name="P23"><text:span text:style-name="T9"><text:tab/>* </text:span><text:span text:style-name="T6">parse post request and send ok and receive data then store </text:span></text:p>
      <text:p text:style-name="P23"><text:span text:style-name="T6"><text:tab/>it.</text:span></text:p>
      <text:p text:style-name="P23"><text:span text:style-name="T6">- void Parse_Get(string request , int new_fd):</text:span></text:p>
      <text:p text:style-name="P23"><text:span text:style-name="T6"><text:tab/>* parse get requests and send data to client.</text:span></text:p>
      <text:p text:style-name="P23"><text:span text:style-name="T6"/></text:p>
      <text:p text:style-name="P13"><text:span text:style-name="T12">both</text:span><text:span text:style-name="T9"> side</text:span><text:span text:style-name="T12">s</text:span><text:span text:style-name="T9"> :</text:span></text:p>
      <text:p text:style-name="P34"><text:span text:style-name="T9">- </text:span><text:span text:style-name="T10">const vector&lt;string&gt; explode(const string&amp; s, const char&amp; c)</text:span></text:p>
      <text:p text:style-name="P34"><text:span text:style-name="T10"><text:tab/>* using in split </text:span></text:p>
      <text:p text:style-name="P35"><text:span text:style-name="T10">- </text:span><text:span text:style-name="T11">int sendall(int sockfd, char* buf, int *len):<text:line-break/><text:tab/>* to handle big files in send HTTP so try make partial send by <text:tab/>sending partial data using send function.</text:span></text:p>
      <text:p text:style-name="P35"><text:span text:style-name="T11">- string recv_timeout(int sockfd , int timeout):</text:span></text:p>
      <text:p text:style-name="P35"><text:span text:style-name="T11"><text:tab/>* to handle receive big HTTP so try to receive data in multiple <text:tab/>chunks by checking by checking socket and use recv function <text:tab/>once find data to be received on socket using while loop to be <text:tab/>sure we received all data .</text:span></text:p>
      <text:p text:style-name="P24"><text:span text:style-name="T5"/></text:p>
      <text:p text:style-name="P24"><text:span text:style-name="T5"/></text:p>
      <text:p text:style-name="P4"><text:span text:style-name="T7">data structures:</text:span></text:p>
      <text:p text:style-name="P36"><text:span text:style-name="T7">- </text:span><text:span text:style-name="T13">ordinary data structures like :</text:span></text:p>
      <text:p text:style-name="P36"><text:span text:style-name="T13"><text:tab/>vector&lt;string&gt; to split in it.</text:span></text:p>
      <text:p text:style-name="P36"><text:span text:style-name="T13"><text:tab/>Streaming to read and write in filename</text:span></text:p>
      <text:p text:style-name="P36"><text:span text:style-name="T13"><text:tab/>fcntl : to non-blocking socket</text:span></text:p>
      <text:p text:style-name="P36"><text:soft-page-break/><text:span text:style-name="T13"><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00:22:18.407755118</meta:creation-date>
    <dc:date>2017-11-19T01:24:12.569295178</dc:date>
    <meta:editing-duration>PT34M49S</meta:editing-duration>
    <meta:editing-cycles>11</meta:editing-cycles>
    <meta:generator>LibreOffice/5.1.6.2$Linux_X86_64 LibreOffice_project/10m0$Build-2</meta:generator>
    <meta:document-statistic meta:table-count="0" meta:image-count="0" meta:object-count="0" meta:page-count="5" meta:paragraph-count="85" meta:word-count="881" meta:character-count="4758" meta:non-whitespace-character-count="3930"/>
  </office:meta>
</office:document-meta>
</file>